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shapes>
          <draw:frame draw:z-index="0" draw:style-name="gr1" draw:text-style-name="P1" svg:width="6.2972in" svg:height="3.5386in" svg:x="2.8173in" svg:y="0.8126in">
            <draw:object draw:notify-on-update-of-ranges="benchmark.A2:benchmark.A31 benchmark.B2:benchmark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in 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61" calcext:value-type="float">
            <text:p>7.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53" calcext:value-type="float">
            <text:p>4.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16" calcext:value-type="float">
            <text:p>3.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89" calcext:value-type="float">
            <text:p>3.7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99" calcext:value-type="float">
            <text:p>2.3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87" calcext:value-type="float">
            <text:p>1.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98" calcext:value-type="float">
            <text:p>1.6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139" calcext:value-type="float">
            <text:p>2.1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56" calcext:value-type="float">
            <text:p>1.7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17" calcext:value-type="float">
            <text:p>1.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15:39:06.918171480</dc:date>
    <meta:editing-duration>PT5M50S</meta:editing-duration>
    <meta:editing-cycles>1</meta:editing-cycles>
    <meta:document-statistic meta:table-count="1" meta:cell-count="6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89cm" xlink:href=".." xlink:type="simple" chart:class="chart:line" chart:style-name="ch1">
        <chart:legend chart:legend-position="end" svg:x="13.128cm" svg:y="4.192cm" style:legend-expansion="high" chart:style-name="ch2"/>
        <chart:plot-area chart:style-name="ch3" table:cell-range-address="benchmark.A2:benchmark.B31" chart:data-source-has-labels="both" svg:x="1.466cm" svg:y="0.226cm" svg:width="12.463cm" svg:height="8.626cm">
          <chart:coordinate-region svg:x="1.908cm" svg:y="0.428cm" svg:width="11.829cm" svg:height="7.771cm"/>
          <chart:axis chart:dimension="x" chart:name="primary-x" chart:style-name="ch4" chartooo:axis-type="auto">
            <chartooo:date-scale/>
            <chart:categories table:cell-range-address="benchmark.A2:benchmark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nchmark.B2:benchmark.B31" loext:label-string="time_in_s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in_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31</svg:desc>
                </draw:g>
              </table:table-cell>
              <table:table-cell office:value-type="float" office:value="7.261">
                <text:p>7.261</text:p>
                <draw:g>
                  <svg:desc>benchmark.B2:benchmark.B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107">
                <text:p>2.1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789">
                <text:p>3.7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74">
                <text:p>2.0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39">
                <text:p>2.0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05">
                <text:p>2.0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82">
                <text:p>1.7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17">
                <text:p>1.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